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3e1b" officeooo:paragraph-rsid="00063e1b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63e1b" officeooo:paragraph-rsid="00063e1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63e1b" officeooo:paragraph-rsid="00063e1b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63e1b" officeooo:paragraph-rsid="00063e1b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63e1b" officeooo:paragraph-rsid="00063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P.1</text:p>
      <text:p text:style-name="P2">I Implemented the function matchBoundingBoxes. It works by making a map of maps, that counts the connections between boxes in the previous frame, and the current frame. The map is structured as prevFrameId → nextFrameId → counter. I later go over the connections and take the one that has the highest counter, and consider that a match.</text:p>
      <text:p text:style-name="P3">FP.2</text:p>
      <text:p text:style-name="P2">I compute the TTC by taking two indicative points. One from the previous LidarPoints and one from the CurrentLidar points. The way I decide on an indicative point is by first finding the mean X value of the set, then taking the point that has the closest value to it. This way outliers don’t affect us as much. </text:p>
      <text:p text:style-name="P2"/>
      <text:p text:style-name="P3">FP.3</text:p>
      <text:p text:style-name="P2">I iterate over all the matches and see if they fall inside the bounding box both in the current and the next frame. If this is true I append them to a list. I then go over the list and find the mean distance between keypoints, and remove all entries which have a distance over the mean.</text:p>
      <text:p text:style-name="P3">FP.4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8:39:05.275305366</meta:creation-date>
    <dc:date>2019-08-18T18:45:32.323968527</dc:date>
    <meta:editing-duration>PT6M27S</meta:editing-duration>
    <meta:editing-cycles>1</meta:editing-cycles>
    <meta:document-statistic meta:table-count="0" meta:image-count="0" meta:object-count="0" meta:page-count="1" meta:paragraph-count="7" meta:word-count="176" meta:character-count="949" meta:non-whitespace-character-count="779"/>
    <meta:generator>LibreOffice/6.1.5.2$Linux_X86_64 LibreOffice_project/10$Build-2</meta:generator>
  </office:meta>
</office:document-meta>
</file>